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A1" style:family="table-cell">
      <style:table-cell-properties fo:border="none"/>
    </style:style>
  </office:automatic-styles>
  <office:body>
    <office:text>
      <text:h text:style-name="Heading_20_1" text:outline-level="1">Yapay Sinir Ağları</text:h>
      <text:p text:style-name="First_20_paragraph">[TOC]</text:p>
      <text:p text:style-name="Text_20_body">İnsan beyninin özellikleri taklit edilerek geliştirilmiş bir bilgi işleme tekniğidir. Sinir ağı, sinirlerden ve sinirler arası bağlantılardan oluşur.</text:p>
      <text:p text:style-name="Text_20_body"><text:span text:style-name="T1">NOT</text:span>:<text:span text:style-name="T2">Buradaki</text:span><text:span text:style-name="T3"> </text:span><text:span text:style-name="T4">bilgilerden</text:span><text:span text:style-name="T5"> </text:span><text:span text:style-name="T6">yararlanılarak</text:span><text:span text:style-name="T7"> </text:span><text:span text:style-name="T8">ANN.js</text:span><text:span text:style-name="T9"> </text:span><text:span text:style-name="T10">kütüphanesi</text:span><text:span text:style-name="T11"> </text:span><text:span text:style-name="T12">yazıldı.</text:span></text:p>
      <text:h text:style-name="Heading_20_2" text:outline-level="2">Network (Sinir Ağı)</text:h>
      <text:p text:style-name="First_20_paragraph">Katmanlardan ve sinirlerden oluşan sinir ağı yapısıdır.</text:p>
      <text:p text:style-name="Text_20_body"><text:span text:style-name="T13">Network</text:span><text:span text:style-name="T14"> </text:span><text:span text:style-name="T15">(ANN)</text:span><text:span text:style-name="T16"> </text:span><text:span text:style-name="T17">Sınıfı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eğişken</text:p>
            </table:table-cell>
            <table:table-cell table:style-name="Table1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e1.A1" office:value-type="string">
            <text:p text:style-name="Table_20_Contents">layers[ ]</text:p>
          </table:table-cell>
          <table:table-cell table:style-name="Table1.A1" office:value-type="string">
            <text:p text:style-name="Table_20_Contents">Ağın katmanlarının dizisidir.</text:p>
          </table:table-cell>
        </table:table-row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Ağın mimari tipidir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onksiyon</text:p>
            </table:table-cell>
            <table:table-cell table:style-name="Table2.A1" office:value-type="string">
              <text:p text:style-name="Table_20_Heading">amaç</text:p>
            </table:table-cell>
          </table:table-row>
        </table:table-header-rows>
        <table:table-row>
          <table:table-cell table:style-name="Table2.A1" office:value-type="string">
            <text:p text:style-name="Table_20_Contents">fire( [inputArray] )</text:p>
          </table:table-cell>
          <table:table-cell table:style-name="Table2.A1" office:value-type="string">
            <text:p text:style-name="Table_20_Contents">Ağı girdilerden(inputArray içindeki veya girdi katmanınındaki çıkış değerlerinden) çıktı üretmek için ateşler</text:p>
          </table:table-cell>
        </table:table-row>
        <table:table-row>
          <table:table-cell table:style-name="Table2.A1" office:value-type="string">
            <text:p text:style-name="Table_20_Contents">inputLayer()</text:p>
          </table:table-cell>
          <table:table-cell table:style-name="Table2.A1" office:value-type="string">
            <text:p text:style-name="Table_20_Contents">Girdi katmanını döndürür</text:p>
          </table:table-cell>
        </table:table-row>
        <table:table-row>
          <table:table-cell table:style-name="Table2.A1" office:value-type="string">
            <text:p text:style-name="Table_20_Contents">outputLayer()</text:p>
          </table:table-cell>
          <table:table-cell table:style-name="Table2.A1" office:value-type="string">
            <text:p text:style-name="Table_20_Contents">Çıktı katmanını döndürür</text:p>
          </table:table-cell>
        </table:table-row>
        <table:table-row>
          <table:table-cell table:style-name="Table2.A1" office:value-type="string">
            <text:p text:style-name="Table_20_Contents">getOutputs()</text:p>
          </table:table-cell>
          <table:table-cell table:style-name="Table2.A1" office:value-type="string">
            <text:p text:style-name="Table_20_Contents">Son katmının çıkış değetlerini döndürür.</text:p>
          </table:table-cell>
        </table:table-row>
        <table:table-row>
          <table:table-cell table:style-name="Table2.A1" office:value-type="string">
            <text:p text:style-name="Table_20_Contents">setOutputs( outputs )</text:p>
          </table:table-cell>
          <table:table-cell table:style-name="Table2.A1" office:value-type="string">
            <text:p text:style-name="Table_20_Contents">Girdi katmanının outputlarını günceller.</text:p>
          </table:table-cell>
        </table:table-row>
      </table:table>
      <text:h text:style-name="Heading_20_3" text:outline-level="3">Ağ mimarileri</text:h>
      <text:h text:style-name="Heading_20_4" text:outline-level="4">Perceptron</text:h>
      <text:p text:style-name="First_20_paragraph">Sıralı katmanlardan oluşan, girdi ,gizli ve çıktı katmanı sahibi çok katmanlı sinir ağı mimarisidir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onksiyon</text:p>
            </table:table-cell>
            <table:table-cell table:style-name="Table3.A1" office:value-type="string">
              <text:p text:style-name="Table_20_Heading">amaç</text:p>
            </table:table-cell>
          </table:table-row>
        </table:table-header-rows>
        <table:table-row>
          <table:table-cell table:style-name="Table3.A1" office:value-type="string">
            <text:p text:style-name="Table_20_Contents">setWeights(wArray)</text:p>
          </table:table-cell>
          <table:table-cell table:style-name="Table3.A1" office:value-type="string">
            <text:p text:style-name="Table_20_Contents">w : Katmanların ağırlık matrisilerinin dizisidir. Bu fonksiyon ağırlıkları günceller.</text:p>
          </table:table-cell>
        </table:table-row>
      </table:table>
      <text:h text:style-name="Heading_20_5" text:outline-level="5">Perceptronun Javascriptte Oluşturulması ve Ateşlenmesi</text:h>
      <text:p text:style-name="P1">// @Gerekli : ANN.js</text:p>
      <text:p text:style-name="P2"/>
      <text:p text:style-name="P3">// # Giriş katmanı 3, Gizli katmanı 2, Çıkış katmanı 1 sinirden oluşan perceptron ağı oluştur ;</text:p>
      <text:p text:style-name="P4">var YSA = new ANN().PERCEPTRON(3,[2],1);</text:p>
      <text:p text:style-name="P5"/>
      <text:p text:style-name="P6"/>
      <text:p text:style-name="P7">// # 2 adet ağırlık matrisi ile ağı set et ;</text:p>
      <text:p text:style-name="P8">YSA.setWeights([</text:p>
      <text:p text:style-name="P9"><text:s text:c="4"/>[</text:p>
      <text:p text:style-name="P10"><text:s text:c="8"/>[1,1],</text:p>
      <text:p text:style-name="P11"><text:s text:c="8"/>[-1,-1],</text:p>
      <text:p text:style-name="P12"><text:s text:c="8"/>[0.5,0.5]</text:p>
      <text:p text:style-name="P13"><text:s text:c="4"/>],</text:p>
      <text:p text:style-name="P14"><text:s text:c="4"/>[</text:p>
      <text:p text:style-name="P15"><text:s text:c="8"/>[1],</text:p>
      <text:p text:style-name="P16"><text:s text:c="8"/>[1]</text:p>
      <text:p text:style-name="P17"><text:s text:c="4"/>]</text:p>
      <text:p text:style-name="P18">]);</text:p>
      <text:p text:style-name="P19"/>
      <text:p text:style-name="P20">// # [0.5,0.5,0.5] girdi vektörü ile ileri beslemeli olarak ateşle.</text:p>
      <text:p text:style-name="P21">YSA.fire( [0.5,0.5,0.5] );</text:p>
      <text:p text:style-name="P22"/>
      <text:p text:style-name="P23">console.log(YSA.getOutputs()); </text:p>
      <text:p text:style-name="P24">// # çıktı : [ 0.7547952605810734 ]</text:p>
      <text:p text:style-name="P25"/>
      <text:p text:style-name="First_20_paragraph"><text:span text:style-name="T18">Bias</text:span><text:span text:style-name="T19"> </text:span><text:span text:style-name="T20">ile</text:span></text:p>
      <text:p text:style-name="P26">var YSA = new ANN().PERCEPTRON(2,[2],1).setBias( [-1,-1] );</text:p>
      <text:p text:style-name="P27"/>
      <text:p text:style-name="P28">YSA.setWeights([</text:p>
      <text:p text:style-name="P29"><text:s text:c="4"/>[</text:p>
      <text:p text:style-name="P30"><text:s text:c="8"/>[1,1],</text:p>
      <text:p text:style-name="P31"><text:s text:c="8"/>[0.5,0.5],</text:p>
      <text:p text:style-name="P32"><text:s text:c="8"/>[-1,-1]</text:p>
      <text:p text:style-name="P33"/>
      <text:p text:style-name="P34"><text:s text:c="4"/>],</text:p>
      <text:p text:style-name="P35"><text:s text:c="4"/>[</text:p>
      <text:p text:style-name="P36"><text:s text:c="8"/>[1],</text:p>
      <text:p text:style-name="P37"><text:s text:c="8"/>[1],</text:p>
      <text:p text:style-name="P38"><text:s text:c="8"/>[-1]</text:p>
      <text:p text:style-name="P39"><text:s text:c="4"/>]</text:p>
      <text:p text:style-name="P40">]);</text:p>
      <text:p text:style-name="P41"/>
      <text:p text:style-name="P42">YSA.fire([0.5,0.5]);</text:p>
      <text:p text:style-name="P43"/>
      <text:p text:style-name="P44">console.log(YSA.getOutputs()); // # çıktı : [ 0.9372567117128635 ]</text:p>
      <text:h text:style-name="Heading_20_2" text:outline-level="2">Layer (Katman)</text:h>
      <text:p text:style-name="First_20_paragraph">Sinir hücrelerinden oluşan gruplardır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değişken</text:p>
            </table:table-cell>
            <table:table-cell table:style-name="Table4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e4.A1" office:value-type="string">
            <text:p text:style-name="Table_20_Contents">neurons[ ]</text:p>
          </table:table-cell>
          <table:table-cell table:style-name="Table4.A1" office:value-type="string">
            <text:p text:style-name="Table_20_Contents">Katmana bağlı sinirlerin dizisidir.</text:p>
          </table:table-cell>
        </table:table-row>
        <table:table-row>
          <table:table-cell table:style-name="Table4.A1" office:value-type="string">
            <text:p text:style-name="Table_20_Contents">dentriteLayers[ ]</text:p>
          </table:table-cell>
          <table:table-cell table:style-name="Table4.A1" office:value-type="string">
            <text:p text:style-name="Table_20_Contents">Bu katmanın solundaki katmanların bağlantıların dizisidir.Bunlar kendisinden önce ateşlenecek katmanlardır.</text:p>
          </table:table-cell>
        </table:table-row>
        <table:table-row>
          <table:table-cell table:style-name="Table4.A1" office:value-type="string">
            <text:p text:style-name="Table_20_Contents">axonLayers[ ]</text:p>
          </table:table-cell>
          <table:table-cell table:style-name="Table4.A1" office:value-type="string">
            <text:p text:style-name="Table_20_Contents">Bu katmanın sağındaki katmanların bağlantıların dizisidir. Bunlar kendisinden sonra ateşlenecek katmandır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fonksiyon</text:p>
            </table:table-cell>
            <table:table-cell table:style-name="Table5.A1" office:value-type="string">
              <text:p text:style-name="Table_20_Heading">amaç</text:p>
            </table:table-cell>
          </table:table-row>
        </table:table-header-rows>
        <table:table-row>
          <table:table-cell table:style-name="Table5.A1" office:value-type="string">
            <text:p text:style-name="Table_20_Contents">connect( layer )</text:p>
          </table:table-cell>
          <table:table-cell table:style-name="Table5.A1" office:value-type="string">
            <text:p text:style-name="Table_20_Contents">Bu katmanı diğer katmana bağlar.</text:p>
          </table:table-cell>
        </table:table-row>
        <table:table-row>
          <table:table-cell table:style-name="Table5.A1" office:value-type="string">
            <text:p text:style-name="Table_20_Contents">connectWithNeurons( layer )</text:p>
          </table:table-cell>
          <table:table-cell table:style-name="Table5.A1" office:value-type="string">
            <text:p text:style-name="Table_20_Contents">Bu katmanı diğer katmana bağlar. İki katmanın sinirlarini birbirine bağlar.</text:p>
          </table:table-cell>
        </table:table-row>
        <table:table-row>
          <table:table-cell table:style-name="Table5.A1" office:value-type="string">
            <text:p text:style-name="Table_20_Contents">fire()</text:p>
          </table:table-cell>
          <table:table-cell table:style-name="Table5.A1" office:value-type="string">
            <text:p text:style-name="Table_20_Contents">Katmandaki bütün sinirleri ateşler.</text:p>
          </table:table-cell>
        </table:table-row>
        <table:table-row>
          <table:table-cell table:style-name="Table5.A1" office:value-type="string">
            <text:p text:style-name="Table_20_Contents">fireConsecutive()</text:p>
          </table:table-cell>
          <table:table-cell table:style-name="Table5.A1" office:value-type="string">
            <text:p text:style-name="Table_20_Contents">Bu katmanı ve buna bağlı bütün katmanlı ardarda ateşler.</text:p>
          </table:table-cell>
        </table:table-row>
        <table:table-row>
          <table:table-cell table:style-name="Table5.A1" office:value-type="string">
            <text:p text:style-name="Table_20_Contents">getOutputs()</text:p>
          </table:table-cell>
          <table:table-cell table:style-name="Table5.A1" office:value-type="string">
            <text:p text:style-name="Table_20_Contents">Katmanın sinirlerin çıkış değerleri dizi olarak döndürür.</text:p>
          </table:table-cell>
        </table:table-row>
        <table:table-row>
          <table:table-cell table:style-name="Table5.A1" office:value-type="string">
            <text:p text:style-name="Table_20_Contents">setOutputs( outputArray )</text:p>
          </table:table-cell>
          <table:table-cell table:style-name="Table5.A1" office:value-type="string">
            <text:p text:style-name="Table_20_Contents">Katmanın sinirlerin çıkış değerleri günceller.</text:p>
          </table:table-cell>
        </table:table-row>
      </table:table>
      <text:h text:style-name="Heading_20_2" text:outline-level="2">Neuron (Sinir)</text:h>
      <text:p text:style-name="First_20_paragraph">Başka sinirlerden dentriteler ile bilgi alıp, toplama ve transfer fonksiyonu tâbi tutup, bu çıktıyı başka sinirlere axonlar ile veren yapının, her hücresine sinir denir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değişken</text:p>
            </table:table-cell>
            <table:table-cell table:style-name="Table6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e6.A1" office:value-type="string">
            <text:p text:style-name="Table_20_Contents">functions.sum ()</text:p>
          </table:table-cell>
          <table:table-cell table:style-name="Table6.A1" office:value-type="string">
            <text:p text:style-name="Table_20_Contents">Toplama fonksiyonudur. (Varsayılan : sum(+) )</text:p>
          </table:table-cell>
        </table:table-row>
        <table:table-row>
          <table:table-cell table:style-name="Table6.A1" office:value-type="string">
            <text:p text:style-name="Table_20_Contents">functions.transfer[ ] ()</text:p>
          </table:table-cell>
          <table:table-cell table:style-name="Table6.A1" office:value-type="string">
            <text:p text:style-name="Table_20_Contents">Transfer fonksiyonlarının dizisidir. (Varsayılan : [ sigmoid(f) ] )</text:p>
          </table:table-cell>
        </table:table-row>
        <table:table-row>
          <table:table-cell table:style-name="Table6.A1" office:value-type="string">
            <text:p text:style-name="Table_20_Contents">out</text:p>
          </table:table-cell>
          <table:table-cell table:style-name="Table6.A1" office:value-type="string">
            <text:p text:style-name="Table_20_Contents">Sinirin çıktısıdır.</text:p>
          </table:table-cell>
        </table:table-row>
        <table:table-row>
          <table:table-cell table:style-name="Table6.A1" office:value-type="string">
            <text:p text:style-name="Table_20_Contents">dentrite [ ]</text:p>
          </table:table-cell>
          <table:table-cell table:style-name="Table6.A1" office:value-type="string">
            <text:p text:style-name="Table_20_Contents">Sinire gelen bağlantıların dizisidir.</text:p>
          </table:table-cell>
        </table:table-row>
        <table:table-row>
          <table:table-cell table:style-name="Table6.A1" office:value-type="string">
            <text:p text:style-name="Table_20_Contents">axon [ ]</text:p>
          </table:table-cell>
          <table:table-cell table:style-name="Table6.A1" office:value-type="string">
            <text:p text:style-name="Table_20_Contents">Sinirden çıkan bağlantıların dizisidir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fonksiyon</text:p>
            </table:table-cell>
            <table:table-cell table:style-name="Table7.A1" office:value-type="string">
              <text:p text:style-name="Table_20_Heading">amaç</text:p>
            </table:table-cell>
          </table:table-row>
        </table:table-header-rows>
        <table:table-row>
          <table:table-cell table:style-name="Table7.A1" office:value-type="string">
            <text:p text:style-name="Table_20_Contents">connect( neuron )</text:p>
          </table:table-cell>
          <table:table-cell table:style-name="Table7.A1" office:value-type="string">
            <text:p text:style-name="Table_20_Contents">Bu sinire başka sinire bağlar. Axon oluşturur.</text:p>
          </table:table-cell>
        </table:table-row>
        <table:table-row>
          <table:table-cell table:style-name="Table7.A1" office:value-type="string">
            <text:p text:style-name="Table_20_Contents">fire ()</text:p>
          </table:table-cell>
          <table:table-cell table:style-name="Table7.A1" office:value-type="string">
            <text:p text:style-name="Table_20_Contents">Siniri ateşler.</text:p>
          </table:table-cell>
        </table:table-row>
      </table:table>
      <text:h text:style-name="Heading_20_2" text:outline-level="2">Connection(Bağlantı)</text:h>
      <text:p text:style-name="First_20_paragraph">Sinirleri veya Katmanları birbirine bağlayan yapıdır.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değişken</text:p>
            </table:table-cell>
            <table:table-cell table:style-name="Table8.A1" office:value-type="string">
              <text:p text:style-name="Table_20_Heading">açıklama</text:p>
            </table:table-cell>
          </table:table-row>
        </table:table-header-rows>
        <table:table-row>
          <table:table-cell table:style-name="Table8.A1" office:value-type="string">
            <text:p text:style-name="Table_20_Contents">input</text:p>
          </table:table-cell>
          <table:table-cell table:style-name="Table8.A1" office:value-type="string">
            <text:p text:style-name="Table_20_Contents">Bağlantının başladığı yer.(Sinir veya Katman)</text:p>
          </table:table-cell>
        </table:table-row>
        <table:table-row>
          <table:table-cell table:style-name="Table8.A1" office:value-type="string">
            <text:p text:style-name="Table_20_Contents">output</text:p>
          </table:table-cell>
          <table:table-cell table:style-name="Table8.A1" office:value-type="string">
            <text:p text:style-name="Table_20_Contents">Bağlantının bittiği yer.(Sinir veya Katman)</text:p>
          </table:table-cell>
        </table:table-row>
        <table:table-row>
          <table:table-cell table:style-name="Table8.A1" office:value-type="string">
            <text:p text:style-name="Table_20_Contents">w</text:p>
          </table:table-cell>
          <table:table-cell table:style-name="Table8.A1" office:value-type="string">
            <text:p text:style-name="Table_20_Contents">Bağlantının ağırlığıdır. (Sadece sinirlerde kullanılır)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